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style:font-name="Times New Roman" fo:font-size="8.5pt" style:font-size-asian="8.5pt"/>
    </style:style>
    <style:style style:name="T2" style:family="text">
      <style:text-properties style:font-name="Arial" fo:font-size="8pt" style:font-size-asian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istos etc.</text:span></text:p>
      <text:p text:style-name="P1"><text:span text:style-name="T1">Tratam os autos de execução de penas aplicadas a HUDSON SANTOS DO NASCIMENTO, de 44 (quarenta e quatro) anos, 1 (um) mês e 7</text:span></text:p>
      <text:p text:style-name="P1"><text:span text:style-name="T1">(sete) dias de reclusão, em regime fechado.</text:span></text:p>
      <text:p text:style-name="P1"><text:span text:style-name="T1">Ocorre que a defesa requereu retificação da GEP, pedindo que seja desconsiderada a condenação da ação penal de nº</text:span></text:p>
      <text:p text:style-name="P1"><text:span text:style-name="T1">0100117-36.2015.8.20.0003, alegando que não deveria ter sido realizada unificação pois a sentença não transitara em julgado (evento 19.1).</text:span></text:p>
      <text:p text:style-name="P1"><text:span text:style-name="T1">Ademais, a defesa requereu remição pelo estudo, em razão do apenado ter prestado o Exame Nacional para Certificação de Competências de</text:span></text:p>
      <text:p text:style-name="P1"><text:span text:style-name="T1">Jovens e Adultos (evento 19.1).</text:span></text:p>
      <text:p text:style-name="P1"><text:span text:style-name="T1">Opinou o Ministério Público pelo indeferimento da retificação da GEP (evento 22).</text:span></text:p>
      <text:p text:style-name="P1"><text:span text:style-name="T1">Relatados.</text:span></text:p>
      <text:p text:style-name="P1"><text:span text:style-name="T1">De logo, verifico que o apenado foi condenado na ação penal de nº 0100117-36.2015.8.20.0003, com condenação de 10 (dez) anos, 06 (seis)</text:span></text:p>
      <text:p text:style-name="P1"><text:span text:style-name="T1">meses e 20 (vinte) dias de reclusão, tendo sido negado o direito de recorrer em liberdade, sendo expedida guia provisória de cumprimento de</text:span></text:p>
      <text:p text:style-name="P1"><text:span text:style-name="T1">pena, de modo que não há como negar a unificação nesta execução.</text:span></text:p>
      <text:p text:style-name="P1"><text:span text:style-name="T1">Adiante, é de entendimento do Supremo Tribunal de Justiça a possibilidade da unificação da guia de execução provisória com guia de</text:span></text:p>
      <text:p text:style-name="P1"><text:span text:style-name="T1">execução definitiva:</text:span></text:p>
      <text:p text:style-name="P1"><text:span text:style-name="T1">AGRAVO REGIMENTAL NO HABEAS CORPUS. EXECUÇÃO PENAL. PRETENDIDA PROGRESSÃO DE REGIME.</text:span></text:p>
      <text:p text:style-name="P1"><text:span text:style-name="T1">INDEFERIMENTO PELO D. JUÍZO DA EXECUÇÃO APÓS UNIFICAÇÃO DE PENAS. NOVA SENTENÇA QUE DECRETOU A</text:span></text:p>
      <text:p text:style-name="P1"><text:span text:style-name="T1">PRISÃO DO PACIENTE E DETERMINOU EXPEDIÇÃO DE CARTA DE GUIA PROVISÓRIA. DOCUMENTO CONSTANTE DO</text:span></text:p>
      <text:p text:style-name="P1"><text:span text:style-name="T1">PROCESSO DE EXECUÇÃO. UNIFICAÇÃO ADEQUADA. AUSÊNCIA DOS REQUISITOS PARA A PROGRESSÃO. HABEAS</text:span></text:p>
      <text:p text:style-name="P1"><text:span text:style-name="T1">CORPUS NÃO CONHECIDO. INEXISTÊNCIA DE NOVOS ARGUMENTOS APTOS A DESCONSTITUIR A DECISÃO</text:span></text:p>
      <text:p text:style-name="P1"><text:span text:style-name="T1">IMPUGNADA. AGRAVO DESPROVIDO. I - Em consulta ao andamento da ação penal na origem, constatou-se que o d. Juízo de 1º</text:span></text:p>
      <text:p text:style-name="P1"><text:span text:style-name="T1">Documento assinado digitalmente, conforme MP nº 2.200-2/2001, Lei nº 11.419/2006, resolução do Projudi, do TJPR/OE Validação deste</text:span></text:p>
      <text:p text:style-name="P1"><text:span text:style-name="T1">em http://seeu.pje.jus.br/seeu/ - Identificador: PJLQW 52HJU X4DZC MC3XK PROJUDI - Processo: 0000434-27.2011.8.20.0145 - Ref.</text:span></text:p>
      <text:p text:style-name="P1"><text:span text:style-name="T1">mov. 22.1 - Assinado digitalmente por Antonio Carlos Lorenzetti de Mello:1580779 19/05/2019: JUNTADA DE PARECER. Arq: Parecer</text:span></text:p>
      <text:p text:style-name="P1"><text:span text:style-name="T1">ministerial Grau recomendou o paciente na prisão em que se encontrava e determinou fosse expedida carta de guia para execução provisória</text:span></text:p>
      <text:p text:style-name="P1"><text:span text:style-name="T1">da pena. II - Determinada a execução provisória de pena a réu preso e expedida carta de guia, deve ser realizada a unificação das</text:span></text:p>
      <text:p text:style-name="P1"><text:span text:style-name="T1">reprimendas, a fim de garantir-lhe eventuais benefícios, consoante inteligência da Súmula n. 716 do col. STF, verbis: "Admite-se a</text:span></text:p>
      <text:p text:style-name="P1"><text:span text:style-name="T1">progressão de regime de cumprimento da pena ou a aplicação imediata de regime menos severo nela determinada, antes do trânsito em</text:span></text:p>
      <text:p text:style-name="P1"><text:span text:style-name="T1">julgado da sentença condenatória." III - No presente agravo regimental não se aduziu qualquer argumento apto a ensejar a alteração da</text:span></text:p>
      <text:p text:style-name="P1"><text:span text:style-name="T1">decisão agravada, devendo ser mantida por seus próprios fundamentos. Agravo regimental desprovido.(STJ - AgRg no HC: 436299 SP</text:span></text:p>
      <text:p text:style-name="P1"><text:span text:style-name="T1">2018/0029232-5, Relator: Ministro FELIX FISCHER, Data de Julgamento: 19/06/2018, T5 - QUINTA TURMA, Data de Publicação: DJe</text:span></text:p>
      <text:p text:style-name="P1"><text:span text:style-name="T1">28/06/2018)</text:span></text:p>
      <text:p text:style-name="P1"><text:span text:style-name="T1">No caso, o apenado foi condenado na ação penal que originou esta execução, em que apesar da guia ser provisória, ele foi condenado sem</text:span></text:p>
      <text:p text:style-name="P1"><text:span text:style-name="T1">direito de recorrer em liberdade, não havendo outro modo, há não ser unificar as penas.</text:span></text:p>
      <text:p text:style-name="P1"><text:span text:style-name="T2">Documento assinado digitalmente, conforme MP nº 2.200-2/2001, Lei nº 11.419/2006, resolução do Projudi, do TJPR/OE</text:span></text:p>
      <text:p text:style-name="P1"><text:span text:style-name="T2">Validação deste em http://seeu.pje.jus.br/seeu/ - Identificador: PJTGG 6E634 X9PAP 2GQUK</text:span></text:p>
      <text:p text:style-name="P1"><text:span text:style-name="T2">PROJUDI - Processo: 0000434-27.2011.8.20.0145 - Ref. mov. 25.1 - Assinado digitalmente por Henrique Baltazar Vilar dos Santos:18811221404</text:span></text:p>
      <text:p text:style-name="P1"><text:span text:style-name="T2">30/05/2019: INCIDENTE DE EXECUÇÃO PENAL. Arq: Decisão</text:span></text:p>
      <text:p text:style-name="P1"><text:span text:style-name="T1">Isto posto, indefiro o pedido de retificação da GEP.</text:span></text:p>
      <text:p text:style-name="Standard"><text:span text:style-name="T1">P.R.I. Voltem-me concluso para decidir acerca da remição pelo estu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09:48:45.050000000</meta:creation-date>
    <dc:date>2019-06-03T09:49:11.171000000</dc:date>
    <meta:editing-duration>PT26S</meta:editing-duration>
    <meta:editing-cycles>1</meta:editing-cycles>
    <meta:document-statistic meta:table-count="0" meta:image-count="0" meta:object-count="0" meta:page-count="1" meta:paragraph-count="39" meta:word-count="571" meta:character-count="3770" meta:non-whitespace-character-count="3238"/>
    <meta:generator>LibreOffice/6.0.3.2$Windows_X86_64 LibreOffice_project/8f48d515416608e3a835360314dac7e47fd0b821</meta:generator>
  </office:meta>
</office:document-meta>
</file>